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635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0583in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1042in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e3b" officeooo:paragraph-rsid="00113e3b"/>
    </style:style>
    <style:style style:name="P2" style:family="paragraph" style:parent-style-name="Table_20_Contents">
      <style:paragraph-properties fo:text-align="justify" style:justify-single-word="false"/>
      <style:text-properties officeooo:rsid="00113e3b" officeooo:paragraph-rsid="00113e3b"/>
    </style:style>
    <style:style style:name="P3" style:family="paragraph" style:parent-style-name="Table_20_Contents">
      <style:text-properties officeooo:paragraph-rsid="00113e3b"/>
    </style:style>
    <style:style style:name="P4" style:family="paragraph" style:parent-style-name="Table_20_Contents">
      <style:text-properties officeooo:rsid="0012bcfd" officeooo:paragraph-rsid="0012bcfd"/>
    </style:style>
    <style:style style:name="P5" style:family="paragraph" style:parent-style-name="Table_20_Contents">
      <style:paragraph-properties fo:text-align="justify" style:justify-single-word="false"/>
      <style:text-properties officeooo:rsid="001453c1" officeooo:paragraph-rsid="001453c1"/>
    </style:style>
    <style:style style:name="P6" style:family="paragraph" style:parent-style-name="Table_20_Contents">
      <style:text-properties officeooo:rsid="001453c1" officeooo:paragraph-rsid="001453c1"/>
    </style:style>
    <style:style style:name="P7" style:family="paragraph" style:parent-style-name="Table_20_Contents">
      <style:text-properties officeooo:rsid="0015de4f" officeooo:paragraph-rsid="0015de4f"/>
    </style:style>
    <style:style style:name="P8" style:family="paragraph" style:parent-style-name="Table_20_Contents">
      <style:text-properties officeooo:rsid="00176b3d" officeooo:paragraph-rsid="00176b3d"/>
    </style:style>
    <style:style style:name="P9" style:family="paragraph" style:parent-style-name="Standard">
      <style:text-properties officeooo:rsid="001e4ebf" officeooo:paragraph-rsid="001e4ebf"/>
    </style:style>
    <style:style style:name="P10" style:family="paragraph" style:parent-style-name="Table_20_Contents">
      <style:text-properties officeooo:rsid="00113e3b" officeooo:paragraph-rsid="00113e3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12bcfd"/>
    </style:style>
    <style:style style:name="T3" style:family="text">
      <style:text-properties officeooo:rsid="001453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Source: https://www.theguardian.com/society/2017/jan/12/marijuana-study-benefits-chemotherapy-pain-multiple-sclerosis</text:p>
          </table:table-cell>
          <table:covered-table-cell/>
          <table:covered-table-cell/>
        </table:table-row>
        <table:table-row>
          <table:table-cell table:style-name="Table1.A2" table:number-rows-spanned="22" office:value-type="string">
            <text:p text:style-name="P2"/>
            <text:p text:style-name="P2"><text:s text:c="4"/><text:span text:style-name="T1">Facts!</text:span></text:p>
          </table:table-cell>
          <table:table-cell table:style-name="Table1.B22" office:value-type="string">
            <text:p text:style-name="P5">Argument</text:p>
          </table:table-cell>
          <table:table-cell table:style-name="Table1.C2" office:value-type="string">
            <text:p text:style-name="P5">Status</text:p>
          </table:table-cell>
        </table:table-row>
        <table:table-row>
          <table:covered-table-cell/>
          <table:table-cell table:style-name="Table1.B22" office:value-type="string">
            <text:p text:style-name="P1">Recognized for chemo, cronic pain and MS, <text:span text:style-name="T2">Could be more</text:span>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Recognized reduced naucia and vomiting, reducing spasms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When dealing with MS, Chemo and cronic pain. Any relief is good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Likely to increase risk of schizophrenia, anxiety disorders and depression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Driving under the influence of cannabis increases car accident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Insufficient evidence, limited <text:span text:style-name="T3">for other illnesses</text:span>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Only recognized effect for a few illnesses 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6">Evidence suggests that people who use more cannabis are more likely to be addicted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6">The younger they start the worse problems become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1">Medicinal marijuana is now legal in 29 states</text:p>
          </table:table-cell>
          <table:table-cell table:style-name="Table1.C22" office:value-type="string">
            <text:p text:style-name="P6">FOR/AGAINST</text:p>
          </table:table-cell>
        </table:table-row>
        <table:table-row table:style-name="Table1.13">
          <table:covered-table-cell/>
          <table:table-cell table:style-name="Table1.B22" office:value-type="string">
            <text:p text:style-name="P1">with an estimated 22.2 million people using the drug</text:p>
          </table:table-cell>
          <table:table-cell table:style-name="Table1.C22" office:value-type="string">
            <text:p text:style-name="P6">FOR/AGAINST</text:p>
          </table:table-cell>
        </table:table-row>
        <table:table-row table:style-name="Table1.14">
          <table:covered-table-cell/>
          <table:table-cell table:style-name="Table1.B22" office:value-type="string">
            <text:p text:style-name="P6">It is Illicit</text:p>
          </table:table-cell>
          <table:table-cell table:style-name="Table1.C22" office:value-type="string">
            <text:p text:style-name="P8">AGAINST</text:p>
          </table:table-cell>
        </table:table-row>
        <table:table-row>
          <table:covered-table-cell/>
          <table:table-cell table:style-name="Table1.B22" office:value-type="string">
            <text:p text:style-name="P1">One researcher studying the conclusions were broadly “conservative”, and on epilepsy “wrong”. 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1">mental health concerns about “skunk” marijuana have also increased. 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1">“This growing acceptance, accessibility and use of cannabis and its derivatives has raised important public health concerns,”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8">Sponsored by the groups that would “Benefit” from not having it legal</text:p>
          </table:table-cell>
          <table:table-cell table:style-name="Table1.C22" office:value-type="string">
            <text:p text:style-name="P8">FOR</text:p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3" office:value-type="string">
            <text:p text:style-name="P3"/>
          </table:table-cell>
          <table:table-cell table:style-name="Table1.C23" office:value-type="string">
            <text:p text:style-name="P1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03:25.038359066</meta:creation-date>
    <dc:date>2017-02-17T14:49:02.931567445</dc:date>
    <meta:editing-duration>PT1H6M31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2" meta:paragraph-count="36" meta:word-count="174" meta:character-count="1239" meta:non-whitespace-character-count="1094"/>
  </office:meta>
</office:document-meta>
</file>